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なにやらブツブツ言っている。）</text:p>
          </table:table-cell>
          <table:table-cell table:style-name="ce0"/>
          <table:table-cell table:style-name="ce0"/>
          <table:table-cell table:style-name="ce0" office:value-type="string">
            <text:p>(She's muttering something to herself.)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本当の敵は、いつだって自分の中にいる。」</text:p>
          </table:table-cell>
          <table:table-cell table:style-name="ce0"/>
          <table:table-cell table:style-name="ce0"/>
          <table:table-cell table:style-name="ce0" office:value-type="string">
            <text:p>Warrior of Inner Battles
“The true enemy always lies within oneself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己に打ち勝つことができなければ、真の戦士
　とは呼べないの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If one cannot win against themselves,
they they call themselves a true warrior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例えそれがささいな欲望であろうとも。」</text:p>
          </table:table-cell>
          <table:table-cell table:style-name="ce0"/>
          <table:table-cell table:style-name="ce0"/>
          <table:table-cell table:style-name="ce0" office:value-type="string">
            <text:p>Warrior of Inner Battles
“No matter how trivial the temptation
it is that they resist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